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5cm" fo:margin-top="1.499cm" fo:margin-bottom="1.499cm" table:align="margins"/>
    </style:style>
    <style:style style:name="Tableau1.A" style:family="table-column">
      <style:table-column-properties style:column-width="18.5cm" style:rel-column-width="65535*"/>
    </style:style>
    <style:style style:name="Tableau1.1" style:family="table-row">
      <style:table-row-properties style:min-row-height="4.498cm"/>
    </style:style>
    <style:style style:name="Tableau1.A1" style:family="table-cell">
      <style:table-cell-properties style:vertical-align="middle" fo:padding="0.097cm" fo:border="0.05pt double-thin #000000"/>
    </style:style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loext:graphic-properties draw:fill="none"/>
      <style:paragraph-properties fo:margin-top="0cm" fo:margin-bottom="0cm" loext:contextual-spacing="false" fo:text-align="center" style:justify-single-word="false" fo:background-color="transparent" fo:padding="0cm" fo:border="none" style:shadow="none"/>
      <style:text-properties fo:font-size="22pt" officeooo:paragraph-rsid="009a3999" style:font-size-asian="22pt" style:font-size-complex="22pt"/>
    </style:style>
    <style:style style:name="P3" style:family="paragraph" style:parent-style-name="Standard">
      <loext:graphic-properties draw:fill="none"/>
      <style:paragraph-properties fo:margin-top="0cm" fo:margin-bottom="0cm" loext:contextual-spacing="false" fo:text-align="center" style:justify-single-word="false" fo:background-color="transparent" fo:padding="0cm" fo:border="none" style:shadow="none"/>
      <style:text-properties fo:color="#000000" style:font-name="Arial" fo:font-size="22pt" style:text-underline-style="none" fo:font-weight="bold" officeooo:rsid="001d8454" officeooo:paragraph-rsid="009a3999" style:font-size-asian="22pt" style:font-weight-asian="bold" style:font-size-complex="22pt" style:font-weight-complex="bold"/>
    </style:style>
    <style:style style:name="P4" style:family="paragraph" style:parent-style-name="Standard" style:master-page-name="">
      <loext:graphic-properties draw:fill="none"/>
      <style:paragraph-properties fo:margin-top="0cm" fo:margin-bottom="0cm" loext:contextual-spacing="false" fo:text-align="center" style:justify-single-word="false" style:page-number="auto" fo:break-before="auto" fo:break-after="auto" fo:background-color="transparent" fo:padding="0cm" fo:border="none" style:shadow="none"/>
      <style:text-properties fo:color="#000000" style:font-name="Arial" fo:font-size="22pt" style:text-underline-style="none" fo:font-weight="bold" officeooo:rsid="001d8454" officeooo:paragraph-rsid="009a3999" style:font-size-asian="22pt" style:font-weight-asian="bold" style:font-size-complex="22pt" style:font-weight-complex="bold"/>
    </style:style>
    <style:style style:name="P5" style:family="paragraph" style:parent-style-name="Standard">
      <loext:graphic-properties draw:fill="none"/>
      <style:paragraph-properties fo:margin-top="0cm" fo:margin-bottom="0cm" loext:contextual-spacing="false" fo:text-align="start" style:justify-single-word="false" fo:background-color="transparent">
        <style:tab-stops/>
      </style:paragraph-properties>
      <style:text-properties fo:font-variant="normal" fo:text-transform="none" style:use-window-font-color="true" style:font-name="Arial" fo:font-size="12pt" fo:font-style="normal" style:text-underline-style="none" fo:font-weight="bold" officeooo:rsid="0008999e" officeooo:paragraph-rsid="0087409f" fo:background-color="transparent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loext:graphic-properties draw:fill="none"/>
      <style:paragraph-properties fo:margin-top="0cm" fo:margin-bottom="0cm" loext:contextual-spacing="false" fo:text-align="center" style:justify-single-word="false" fo:break-before="page" fo:background-color="transparent" fo:padding="0cm" fo:border="none" style:shadow="none"/>
      <style:text-properties fo:color="#000000" style:font-name="Arial" fo:font-size="2pt" style:text-underline-style="none" fo:font-weight="bold" officeooo:rsid="001d8454" officeooo:paragraph-rsid="009a3999" style:font-size-asian="1.75pt" style:font-weight-asian="bold" style:font-size-complex="2pt" style:font-weight-complex="bold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9" style:family="paragraph">
      <style:paragraph-properties fo:margin-top="0cm" fo:margin-bottom="0cm" fo:line-height="100%" fo:text-align="start" style:text-autospace="ideograph-alpha" style:punctuation-wrap="hanging" style:line-break="strict" style:writing-mode="lr-tb"/>
      <style:text-properties fo:hyphenate="false"/>
    </style:style>
    <style:style style:name="T1" style:family="text">
      <style:text-properties fo:text-transform="capitalize" fo:color="#000000" style:font-name="Arial" style:text-underline-style="none" fo:font-weight="bold" officeooo:rsid="00471ca6" style:font-weight-asian="bold" style:font-weight-complex="bold"/>
    </style:style>
    <style:style style:name="T2" style:family="text">
      <style:text-properties fo:color="#000000" style:font-name="Arial" style:text-underline-style="none" fo:font-weight="bold" officeooo:rsid="001d8454" style:font-weight-asian="bold" style:font-weight-complex="bold"/>
    </style:style>
    <style:style style:name="T3" style:family="text">
      <style:text-properties fo:color="#000000" style:font-name="Arial" style:text-underline-style="none" fo:font-weight="bold" officeooo:rsid="0016a99b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cat">
        <text:p text:style-name="P4"><office:annotation><dc:creator>Unknown Author</dc:creator><dc:date>2019-03-12T11:02:51</dc:date><text:p text:style-name="P7"><text:span text:style-name="T4">do section- for bord in view.get_grouped_items(itemUids, group_by=['groupedItemsNum'], list_types=[])</text:span></text:p></office:annotation></text:p>
        <table:table table:name="Tableau1" table:style-name="Tableau1">
          <table:table-column table:style-name="Tableau1.A"/>
          <table:table-row table:style-name="Tableau1.1">
            <table:table-cell table:style-name="Tableau1.A1" office:value-type="string">
              <text:p text:style-name="P2"><text:span text:style-name="T3">Bordereau n°</text:span><text:span text:style-name="T2"> </text:span><text:span text:style-name="T1"><text:text-input text:description="">bord[0]</text:text-input></text:span></text:p>
            </table:table-cell>
          </table:table-row>
        </table:table>
        <text:p text:style-name="P3"/>
        <text:p text:style-name="P6"/>
        <text:section text:style-name="Sect1" text:name="item">
          <text:p text:style-name="P5"><office:annotation><dc:creator>Unknown Author</dc:creator><dc:date>2019-03-12T11:08:23</dc:date><text:p text:style-name="P7"><text:span text:style-name="T7">do section- for item in bord[1]</text:span></text:p></office:annotation></text:p>
          <text:p text:style-name="P5"><office:annotation><dc:creator>Antoine Duchêne</dc:creator><dc:date>2019-05-31T11:09:11</dc:date><loext:sender-initials>AD</loext:sender-initials><text:p text:style-name="P8"><text:span text:style-name="T6">do text</text:span></text:p><text:p text:style-name="P9"><text:span text:style-name="T6">from pod(content=delib.odt_file.data, context=view.sub_context(item, delib), format='odt')</text:span></text:p></office:annotation></text:p>
          <text:p text:style-name="P1"><office:annotation><dc:creator>Antoine Duchêne</dc:creator><dc:date>2019-07-04T15:36:34</dc:date><loext:sender-initials>AD</loext:sender-initials><text:p text:style-name="P8"><text:span text:style-name="T5">do text if ((not loop.item.last) or (not loop.bord.last))</text:span></text:p><text:p text:style-name="P8"><text:span text:style-name="T5">from '&lt;text:p text:style-name="podPageBreakBefore"&gt;&lt;/text:p&gt;'</text:span></text:p></office:annotation>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e_5f_delibe" style:display-name="texte_delibe" style:family="paragraph" style:parent-style-name="Standard">
      <style:paragraph-properties fo:margin-top="0cm" fo:margin-bottom="0.3cm" loext:contextual-spacing="false" fo:line-height="100%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51cm" fo:margin-bottom="1.251cm" fo:margin-left="1.251cm" fo:margin-right="1.25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0T13:10:45.789205516</meta:creation-date>
    <meta:generator>LibreOffice/5.1.6.2$Linux_X86_64 LibreOffice_project/10m0$Build-2</meta:generator>
    <dc:date>2021-04-02T16:43:32.927275957</dc:date>
    <meta:editing-duration>PT6H7S</meta:editing-duration>
    <meta:editing-cycles>79</meta:editing-cycles>
    <meta:document-statistic meta:table-count="1" meta:image-count="0" meta:object-count="0" meta:page-count="2" meta:paragraph-count="5" meta:word-count="5" meta:character-count="22" meta:non-whitespace-character-count="20"/>
  </office:meta>
</office:document-meta>
</file>